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D4A731FBF0FEC65710.png" manifest:media-type="image/png"/>
  <manifest:file-entry manifest:full-path="Pictures/10000000000004B20000037E8BF6F026D1F7E843.png" manifest:media-type="image/png"/>
  <manifest:file-entry manifest:full-path="Pictures/10000000000004B2000002391AE2C3D4747F7344.png" manifest:media-type="image/png"/>
  <manifest:file-entry manifest:full-path="Pictures/10000000000004B200000263243637548539CC6C.png" manifest:media-type="image/png"/>
  <manifest:file-entry manifest:full-path="Pictures/10000000000004B2000002B9DD1538089B9C7C37.png" manifest:media-type="image/png"/>
  <manifest:file-entry manifest:full-path="Pictures/10000000000004B2000002DF0306AFF6103BB08E.png" manifest:media-type="image/png"/>
  <manifest:file-entry manifest:full-path="Pictures/10000000000004B200000297084B31C32865C7CF.png" manifest:media-type="image/png"/>
  <manifest:file-entry manifest:full-path="Pictures/10000000000004B20000027A27E6B2313B9A68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054cm" svg:x="1.397cm" svg:y="1.27cm">
          <draw:image xlink:href="Pictures/10000000000004B2000002391AE2C3D4747F7344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2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24668.1407035176 -18124.3550502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827cm" svg:y="11.999cm">
          <text:p text:style-name="P2">Add New</text:p>
          <text:p text:style-name="P2">Distribution</text:p>
          <text:p text:style-name="P2">Section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8cm" svg:y1="11.997cm" svg:x2="18.795cm" svg:y2="11.997cm">
          <text:p/>
        </draw:line>
      </draw:page>
      <draw:page draw:name="page2" draw:style-name="dp1" draw:master-page-name="Default">
        <draw:frame draw:style-name="gr1" draw:text-style-name="P1" draw:layer="layout" svg:width="31.802cm" svg:height="23.653cm" svg:x="2.794cm" svg:y="1.651cm">
          <draw:image xlink:href="Pictures/10000000000004B20000037E8BF6F026D1F7E843.png" xlink:type="simple" xlink:show="embed" xlink:actuate="onLoad">
            <text:p/>
          </draw:image>
        </draw:frame>
        <draw:custom-shape draw:style-name="gr3" draw:text-style-name="P3" draw:layer="layout" svg:width="5.969cm" svg:height="2.794cm" svg:x="26.543cm" svg:y="17.526cm">
          <text:p text:style-name="P2">Add New</text:p>
          <text:p text:style-name="P2">Distribution</text:p>
          <text:p text:style-name="P2">Section</text:p>
          <draw:enhanced-geometry svg:viewBox="0 0 21600 21600" draw:glue-points="10800 0 0 10800 10800 21600 21600 10800 ?f40 ?f41" draw:text-areas="0 0 21600 21600" draw:type="rectangular-callout" draw:modifiers="16324.824120603 -18501.0375670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" draw:text-style-name="P1" draw:layer="layout" svg:width="31.802cm" svg:height="16.165cm" svg:x="1.98cm" svg:y="1.361cm">
          <draw:image xlink:href="Pictures/10000000000004B200000263243637548539CC6C.png" xlink:type="simple" xlink:show="embed" xlink:actuate="onLoad">
            <text:p/>
          </draw:image>
        </draw:frame>
        <draw:frame draw:style-name="gr1" draw:text-style-name="P1" draw:layer="layout" svg:width="31.802cm" svg:height="17.541cm" svg:x="2.213cm" svg:y="18.573cm">
          <draw:image xlink:href="Pictures/10000000000004B200000297084B31C32865C7CF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31.802cm" svg:height="16.774cm" svg:x="2.273cm" svg:y="1.299cm">
          <draw:image xlink:href="Pictures/10000000000004B20000027A27E6B2313B9A6802.png" xlink:type="simple" xlink:show="embed" xlink:actuate="onLoad">
            <text:p/>
          </draw:image>
        </draw:frame>
        <draw:frame draw:style-name="gr1" draw:text-style-name="P1" draw:layer="layout" svg:width="31.802cm" svg:height="18.44cm" svg:x="2.107cm" svg:y="18.796cm">
          <draw:image xlink:href="Pictures/10000000000004B2000002B9DD1538089B9C7C37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19.446cm" svg:x="2.488cm" svg:y="2.54cm">
          <draw:image xlink:href="Pictures/10000000000004B2000002DF0306AFF6103BB08E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5" draw:text-style-name="P2" draw:layer="layout" svg:width="31.802cm" svg:height="25.928cm" svg:x="2.107cm" svg:y="2.159cm">
          <draw:image xlink:href="Pictures/10000000000004B2000003D4A731FBF0FEC6571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7-11T15:01:43.428479927</dc:date>
    <meta:editing-duration>P1DT3H29M21S</meta:editing-duration>
    <meta:editing-cycles>54</meta:editing-cycles>
    <meta:generator>LibreOffice/6.0.7.3$Linux_X86_64 LibreOffice_project/00m0$Build-3</meta:generator>
    <meta:document-statistic meta:object-count="12"/>
  </office:meta>
</office:document-meta>
</file>